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loext:contextual-spacing="false" fo:margin-top="0cm" fo:margin-bottom="0.212cm" fo:text-align="justify" style:justify-single-word="false"/>
      <style:text-properties fo:language="en" fo:country="US"/>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Heading_20_1">
      <style:paragraph-properties fo:margin-left="0cm" fo:margin-right="0cm" fo:text-align="center" style:justify-single-word="false" fo:text-indent="0.499cm" style:auto-text-indent="false"/>
    </style:style>
    <style:style style:name="P148" style:family="paragraph" style:parent-style-name="Heading_20_2">
      <style:text-properties fo:language="en" fo:country="US"/>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loext:char-shading-value="0"/>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style:font-weight-asian="normal" style:font-weight-complex="normal" loext:char-shading-value="0"/>
    </style:style>
    <style:style style:name="T58" style:family="text">
      <style:text-properties fo:font-weight="normal" fo:background-color="transparent" style:font-weight-asian="normal" style:font-weight-complex="normal" loext:char-shading-value="0"/>
    </style:style>
    <style:style style:name="T59" style:family="text">
      <style:text-properties style:text-line-through-style="solid" fo:font-weight="bold" style:font-weight-asian="bold" style:font-weight-complex="bold"/>
    </style:style>
    <style:style style:name="T60" style:family="text">
      <style:text-properties fo:language="uk" fo:country="UA"/>
    </style:style>
    <style:style style:name="T61" style:family="text">
      <style:text-properties fo:language="uk" fo:country="UA" fo:font-style="italic" style:font-style-asian="italic" style:font-style-complex="italic"/>
    </style:style>
    <style:style style:name="T62" style:family="text">
      <style:text-properties fo:language="uk" fo:country="UA" fo:font-weight="bold" style:font-weight-asian="bold" style:font-weight-complex="bold"/>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52"/>
      <text:h text:style-name="P148"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8"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8"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1351491697104760132"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0">Прижав </text:span>уши к голове, <text:span text:style-name="T60">она дала</text:span> задний ход <text:span text:style-name="T60">и </text:span>выкарабкалась обратно. Окинув библиотеку отчаянным взглядом, <text:span text:style-name="T60">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text:soft-page-break/>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text:soft-page-break/></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ъ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5">и-и-и</text:span>-<text:span text:style-name="T76">а-а-а</text:span>…</text:p>
      <text:p text:style-name="P47"/>
      <text:p text:style-name="P47">…</text:p>
      <text:p text:style-name="P47"/>
      <text:p text:style-name="P58">Я открываю глаза.</text:p>
      <text:p text:style-name="P58">Я чувствую, как будто родилась вчера. Забавно.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Неважно!</text:p>
      <text:p text:style-name="P58"><text:soft-page-break/>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 </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text:span><text:span text:style-name="T57">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48"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text:soft-page-break/>–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text:soft-page-break/>–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text:soft-page-break/>–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text:soft-page-break/>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text:soft-page-break/>–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text:soft-page-break/>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text:soft-page-break/>–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text:soft-page-break/>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text:soft-page-break/>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text:soft-page-break/>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И ОТ ТАКИХ </text:span><text:span text:style-name="T24">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0">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text:soft-page-break/>–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text:soft-page-break/>–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text:soft-page-break/>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0">любви</text:span> начинаешь понимать только тогда, когда <text:span text:style-name="T60">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text:soft-page-break/>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text:soft-page-break/>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text:soft-page-break/>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8" text:outline-level="2">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text:soft-page-break/>–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text:soft-page-break/>–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text:soft-page-break/>Стирания<text:span text:style-name="T60">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0">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0">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text:soft-page-break/>–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text:soft-page-break/>–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text:soft-page-break/>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text:soft-page-break/>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text:soft-page-break/>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text:soft-page-break/>–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60">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text:soft-page-break/>–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text:soft-page-break/>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text:soft-page-break/>–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text:soft-page-break/>–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text:soft-page-break/>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text:soft-page-break/>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text:soft-page-break/>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text:soft-page-break/>–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text:soft-page-break/>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text:soft-page-break/>–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text:soft-page-break/>–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0">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text:soft-page-break/>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text:soft-page-break/>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text:soft-page-break/>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text:soft-page-break/>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text:soft-page-break/>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text:soft-page-break/>–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text:soft-page-break/>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text:soft-page-break/>–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text:span><text:span text:style-name="T1">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oft-page-break/><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text:soft-page-break/>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text:soft-page-break/>–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text:soft-page-break/>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text:soft-page-break/>–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text:soft-page-break/>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text:soft-page-break/>–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text:soft-page-break/>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text:soft-page-break/>–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oft-page-break/><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oft-page-break/><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text:soft-page-break/></text:p>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text:soft-page-break/>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text:soft-page-break/>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text:soft-page-break/>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text:soft-page-break/>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text:soft-page-break/>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text:soft-page-break/></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oft-page-break/><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oft-page-break/><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oft-page-break/><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text:soft-page-break/>–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text:soft-page-break/></text:p>
      <text:p text:style-name="P50">«<text:span text:style-name="T24">Добро пожаловать в Груммингтон! Вам здесь рады!</text:span></text:p>
      <text:p text:style-name="P50"><text:span text:style-name="T24">Население города </text:span><text:span text:style-name="T59">302 пони</text:span><text:span text:style-name="T24">.</text:span></text:p>
      <text:p text:style-name="P50"><text:span text:style-name="T59">250 пони</text:span><text:span text:style-name="T24">.</text:span></text:p>
      <text:p text:style-name="P50"><text:span text:style-name="T59">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1">так её </text:span><text:span text:style-name="T3">разэтак</text:span><text:span text:style-name="T61">,</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text:soft-page-break/>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text:soft-page-break/>–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9">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9">302 пони</text:span><text:span text:style-name="T24">.</text:span></text:p>
      <text:p text:style-name="P50"><text:span text:style-name="T59">250 пони</text:span><text:span text:style-name="T24">.</text:span></text:p>
      <text:p text:style-name="P50"><text:soft-page-break/><text:span text:style-name="T59">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text:soft-page-break/>–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60">И товары</text:span> вовсе<text:span text:style-name="T60"> не </text:span>бесплатные<text:span text:style-name="T60">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text:soft-page-break/>–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60">Оно п</text:span>овсюду. <text:span text:style-name="T60">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6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0">А т</text:span>ы вставать не хотел! Я очень-очень испугалась. <text:span text:style-name="T60">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0">матюков мне</text:span> удалось замазать самые большие щели. За тестовый<text:span text:style-name="T60"> </text:span>получасовый заплыв<text:span text:style-name="T60">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0">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0">н жил с пони! И они </text:span>офигенно <text:span text:style-name="T60">любили друг </text:span><text:span text:style-name="T60">друга! И у них </text:span>был<text:span text:style-name="T60"> </text:span>офигенный <text:span text:style-name="T60">секс! </text:span>И это было офигенно круто!<text:span text:style-name="T60">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60">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0">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2">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0"> </text:span>покои Луны<text:span text:style-name="T60"> </text:span>через открытые балконные двери<text:span text:style-name="T60">.</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0">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0">Допустим, кот бессмертен. Также допустим, что кот з</text:span>аколдован<text:span text:style-name="T60"> </text:span>отложенным <text:span text:style-name="T60">заклятие</text:span>м<text:span text:style-name="T60"> Стирания, которое сработает, если кто-то откроет ящик</text:span>. <text:span text:style-name="T60">То есть, п</text:span>ри открытии<text:span text:style-name="T60"> ящик</text:span>а<text:span text:style-name="T60"> кот исчезнет из </text:span>бытия<text:span text:style-name="T60">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9"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5">д</text:span>ЕсЬ БЫл <text:span text:style-name="T66">д</text:span>ИскОр<text:span text:style-name="T64">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0">трид</text:span><text:span text:style-name="T1">цать лет, если его сменят через </text:span><text:span text:style-name="T60">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text:soft-page-break/>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text:soft-page-break/>–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text:soft-page-break/></text:p>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0">задней осью </text:span><text:span text:style-name="T1">на табуретку. Я прилаживал ей новое колесо взамен <text:s/>утраченного. </text:span><text:span text:style-name="T60">Ещ</text:span><text:span text:style-name="T1">ё</text:span><text:span text:style-name="T60"> </text:span><text:span text:style-name="T1">немного, и будет как новенькая! В дворцовом гараже среди кучи хлама таки нашлось лопнувшее колесо, которое </text:span><text:span text:style-name="T60">мне удалось</text:span><text:span text:style-name="T1"> отремонтировать — о</text:span><text:span text:style-name="T60">бучение у</text:span><text:span text:style-name="T1"> Норфа не </text:span><text:soft-page-break/><text:span text:style-name="T60">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0">на </text:span><text:span text:style-name="T1">корпус</text:span><text:span text:style-name="T60">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0">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0">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text:soft-page-break/>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0">о всём мире остались только м</text:span>ы<text:span text:style-name="T60">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text:soft-page-break/>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text:soft-page-break/>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60">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0">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text:soft-page-break/></text:p>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0">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60">А ч</text:span>то случилось с кракеном?</text:p>
      <text:p text:style-name="P52">– Он провалился в <text:span text:style-name="T60">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0"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soft-page-break/>…</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0">кликнул по ним правой кнопкой </text:span><text:span text:style-name="T1">мыши</text:span><text:span text:style-name="T60"> и </text:span><text:span text:style-name="T1">выбрал</text:span><text:span text:style-name="T60">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0"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text:soft-page-break/>–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text:soft-page-break/>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soft-page-break/>***</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8" text:outline-level="2">2<text:span text:style-name="T1">9</text:span>. Отбытие</text:h>
      <text:p text:style-name="P113"/>
      <text:p text:style-name="P100"><text:span text:style-name="T11">– </text:span>Оп-па! – пробормотала Эпплджек. – Нежданчик!</text:p>
      <text:p text:style-name="P100"><text:soft-page-break/>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text:soft-page-break/>–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0">А если не </text:span>выдержит<text:span text:style-name="T60">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soft-page-break/>…</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text:soft-page-break/>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text:soft-page-break/></text:p>
      <text:p text:style-name="P50"><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text:soft-page-break/>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text:soft-page-break/>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text:soft-page-break/></text:p>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text:soft-page-break/></text:p>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text:soft-page-break/>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text:soft-page-break/>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9-28T00:04:52.18</dc:date>
    <meta:editing-duration>P147DT4H58M43S</meta:editing-duration>
    <meta:editing-cycles>9355</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36" meta:paragraph-count="4740" meta:word-count="105476" meta:character-count="670597"/>
  </office:meta>
</office:document-meta>
</file>